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ef215" officeooo:paragraph-rsid="000ef215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-th Level</text:p>
      <text:p text:style-name="Text_20_body">Given a binary tree with N nodes. Your task is to print its Kth level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 vector containing nodes at Kth level</text:p>
      <text:p text:style-name="Text_20_body"/>
      <text:p text:style-name="P1">Input: <text:s text:c="16"/>60 <text:s text:c="12"/>--- Level 0 <text:s text:c="8"/>/ <text:s/>\ <text:s text:c="6"/>50 <text:s text:c="3"/>30 <text:s text:c="9"/>--- Level 1 <text:s text:c="5"/>/ <text:s/>\ <text:s text:c="2"/>/ <text:s text:c="3"/>80 <text:s text:c="2"/>10 40 <text:s text:c="10"/>--- Level 2 K = 1Output: 30 50</text:p>
      <text:p text:style-name="P3"><text:span text:style-name="T1">Solution</text:span>: kthLevel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38:59.171491168</meta:creation-date>
    <dc:date>2022-09-17T19:40:44.683169068</dc:date>
    <meta:editing-duration>PT1M46S</meta:editing-duration>
    <meta:editing-cycles>1</meta:editing-cycles>
    <meta:document-statistic meta:table-count="0" meta:image-count="0" meta:object-count="0" meta:page-count="1" meta:paragraph-count="8" meta:word-count="72" meta:character-count="411" meta:non-whitespace-character-count="269"/>
    <meta:generator>LibreOffice/7.3.5.2$Linux_X86_64 LibreOffice_project/30$Build-2</meta:generator>
  </office:meta>
</office:document-meta>
</file>